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 style:data-style-name="N100">
      <style:text-properties style:text-line-through-style="none" style:text-line-through-type="none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ce1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 style:data-style-name="N100">
      <style:table-cell-properties fo:background-color="#ffff00"/>
    </style:style>
    <style:style style:name="ce20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4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5" table:default-cell-style-name="ce12"/>
        <table:table-column table:style-name="co14" table:default-cell-style-name="ce12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0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style-name="Default"/>
          <table:table-cell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 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0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0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1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18"/>
          <table:table-cell table:style-name="ce2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3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6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4" office:value-type="string" calcext:value-type="string">
            <text:p>RU000A100J18 (Домодедово выпуск 2 )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ce14" table:number-columns-repeated="2"/>
          <table:table-cell table:style-name="ce16" table:number-columns-repeated="2"/>
          <table:table-cell table:style-name="Default"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1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1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0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17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1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1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7" office:value-type="string" calcext:value-type="string">
            <text:p>28.33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.00.0000</text:date>, <text:time style:data-style-name="N2" text:time-value="07:06:31.9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08T11:35:06.701000000</dc:date>
    <meta:editing-duration>P1DT23H19M44S</meta:editing-duration>
    <meta:editing-cycles>838</meta:editing-cycles>
    <meta:document-statistic meta:table-count="1" meta:cell-count="3755" meta:object-count="0"/>
  </office:meta>
</office:document-meta>
</file>